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3000004CACC248AF2468D66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28cm" fo:min-width="7.834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ontserrat" fo:font-size="22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Montserrat" fo:font-size="22pt" fo:font-weight="bold"/>
    </style:style>
    <style:style style:name="T1" style:family="text">
      <style:text-properties style:font-name="Montserrat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825cm" svg:height="23.249cm" svg:x="-1.35cm" svg:y="-5.549cm">
          <draw:image xlink:href="Pictures/10000000000006C3000004CACC248AF2468D6671.jpg" xlink:type="simple" xlink:show="embed" xlink:actuate="onLoad" draw:mime-type="image/jpeg">
            <text:p/>
          </draw:image>
        </draw:frame>
        <draw:custom-shape draw:style-name="gr2" draw:text-style-name="P3" draw:layer="layout" svg:width="9cm" svg:height="3cm" svg:x="4.75cm" svg:y="8cm">
          <text:p text:style-name="P2"><text:span text:style-name="T1">This snake wants us to be vegan.</text:span></text:p>
          <draw:enhanced-geometry svg:viewBox="0 0 21600 21600" draw:text-areas="800 800 20800 20800" draw:type="round-rectangular-callout" draw:modifiers="30548.6057104766 12516.6277907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2M4S</meta:editing-duration>
    <meta:editing-cycles>5</meta:editing-cycles>
    <meta:generator>LibreOffice/7.3.7.2$Linux_X86_64 LibreOffice_project/30$Build-2</meta:generator>
    <dc:date>2023-12-21T00:25:26.617322170</dc:date>
    <meta:document-statistic meta:object-count="3"/>
  </office:meta>
</office:document-meta>
</file>